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emf" manifest:media-type="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0" style:parent-style-name="Graphics">
      <style:graphic-properties draw:fill="none" draw:stroke="non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09">
      <style:table-properties style:writing-mode="lr-tb"/>
    </style:style>
    <style:style style:family="graphic" style:name="a1072">
      <style:graphic-properties draw:fill="none" draw:stroke="solid" svg:stroke-width="0.01736in" svg:stroke-color="#000000" draw:marker-end="a1071" svg:stroke-opacity="100%" draw:stroke-linejoin="miter" svg:stroke-linecap="butt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76" style:parent-style-name="Graphics">
      <style:graphic-properties draw:fill="none" draw:stroke="non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4">
      <style:graphic-properties draw:fill="none" draw:stroke="solid" svg:stroke-width="0.01736in" svg:stroke-color="#000000" draw:marker-end="a963" svg:stroke-opacity="100%" draw:stroke-linejoin="miter" svg:stroke-linecap="butt"/>
    </style:style>
    <style:style style:family="table" style:name="a965">
      <style:table-properties style:writing-mode="lr-tb"/>
    </style:style>
    <style:style style:family="table-column" style:name="a966">
      <style:table-column-properties style:column-width="0.40123in"/>
    </style:style>
    <style:style style:family="table-row" style:name="a967">
      <style:table-row-properties style:row-height="1.20392in"/>
    </style:style>
    <style:style style:family="text" style:name="a968">
      <style:text-properties fo:language="en" fo:country="US"/>
    </style:style>
    <style:style style:family="paragraph" style:name="a969">
      <style:paragraph-properties/>
    </style:style>
    <style:style style:family="table-column" style:name="a810">
      <style:table-column-properties style:column-width="0.40123in"/>
    </style:style>
    <style:style style:family="table-row" style:name="a811">
      <style:table-row-properties style:row-height="1.20392in"/>
    </style:style>
    <style:style style:family="text" style:name="a812">
      <style:text-properties fo:language="en" fo:country="US"/>
    </style:style>
    <style:style style:family="paragraph" style:name="a813">
      <style:paragraph-properties/>
    </style:style>
    <style:style style:family="table-cell" style:name="a81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89">
      <style:graphic-properties draw:fill="none" draw:stroke="solid" svg:stroke-width="0.01736in" svg:stroke-color="#000000" draw:marker-end="a1088" svg:stroke-opacity="100%" draw:stroke-linejoin="miter" svg:stroke-linecap="butt"/>
    </style:style>
    <style:style style:family="table-cell" style:name="a971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6">
      <style:graphic-properties draw:fill="none" draw:stroke="solid" svg:stroke-width="0.01736in" svg:stroke-color="#000000" draw:marker-end="a825" svg:stroke-opacity="100%" draw:stroke-linejoin="miter" svg:stroke-linecap="butt"/>
    </style:style>
    <style:style style:family="graphic" style:name="a827">
      <style:graphic-properties style:vertical-pos="middl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draw:fill="none" draw:stroke="solid" svg:stroke-width="0.01736in" svg:stroke-color="#000000" draw:marker-end="a1090" svg:stroke-opacity="100%" draw:stroke-linejoin="miter" svg:stroke-linecap="butt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82">
      <style:graphic-properties draw:fill="none" draw:stroke="solid" svg:stroke-width="0.01736in" svg:stroke-color="#000000" draw:marker-end="a981" svg:stroke-opacity="100%" draw:stroke-linejoin="miter" svg:stroke-linecap="butt"/>
    </style:style>
    <style:style style:family="table" style:name="a983">
      <style:table-properties style:writing-mode="lr-tb"/>
    </style:style>
    <style:style style:family="table-column" style:name="a984">
      <style:table-column-properties style:column-width="0.40123in"/>
    </style:style>
    <style:style style:family="table-row" style:name="a985">
      <style:table-row-properties style:row-height="1.20392in"/>
    </style:style>
    <style:style style:family="text" style:name="a986">
      <style:text-properties fo:language="en" fo:country="US"/>
    </style:style>
    <style:style style:family="paragraph" style:name="a987">
      <style:paragraph-properties/>
    </style:style>
    <style:style style:family="graphic" style:name="a1000">
      <style:graphic-properties draw:fill="none" draw:stroke="solid" svg:stroke-width="0.01736in" svg:stroke-color="#000000" draw:marker-end="a999" svg:stroke-opacity="100%" draw:stroke-linejoin="miter" svg:stroke-linecap="butt"/>
    </style:style>
    <style:style style:family="table-cell" style:name="a989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1001">
      <style:table-properties style:writing-mode="lr-tb"/>
    </style:style>
    <style:style style:family="table-column" style:name="a1002">
      <style:table-column-properties style:column-width="0.40123in"/>
    </style:style>
    <style:style style:family="table-row" style:name="a1003">
      <style:table-row-properties style:row-height="1.20392in"/>
    </style:style>
    <style:style style:family="text" style:name="a1004">
      <style:text-properties fo:language="en" fo:country="US"/>
    </style:style>
    <style:style style:family="graphic" style:name="a8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05">
      <style:paragraph-properties/>
    </style:style>
    <style:style style:family="graphic" style:name="a831">
      <style:graphic-properties style:vertical-pos="middl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07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draw:fill="none" draw:stroke="solid" svg:stroke-width="0.01736in" svg:stroke-color="#000000" draw:marker-end="a835" svg:stroke-opacity="100%" draw:stroke-linejoin="miter" svg:stroke-linecap="butt"/>
    </style:style>
    <style:style style:family="graphic" style:name="a838">
      <style:graphic-properties draw:fill="none" draw:stroke="solid" svg:stroke-width="0.01736in" svg:stroke-color="#000000" draw:marker-end="a837" svg:stroke-opacity="100%" draw:stroke-linejoin="miter" svg:stroke-linecap="butt"/>
    </style:style>
    <style:style style:family="table" style:name="a839">
      <style:table-properties style:writing-mode="lr-tb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40">
      <style:table-column-properties style:column-width="0.40123in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841">
      <style:table-row-properties style:row-height="1.20392in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language="en" fo:country="US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draw:fill="none" draw:stroke="solid" svg:stroke-width="0.01736in" svg:stroke-color="#000000" draw:marker-end="a1017" svg:stroke-opacity="100%" draw:stroke-linejoin="miter" svg:stroke-linecap="butt"/>
    </style:style>
    <style:style style:family="paragraph" style:name="a843">
      <style:paragraph-properties/>
    </style:style>
    <style:style style:family="table" style:name="a1019">
      <style:table-properties style:writing-mode="lr-tb"/>
    </style:style>
    <style:style style:family="table-cell" style:name="a84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draw:fill="none" draw:stroke="solid" svg:stroke-width="0.01736in" svg:stroke-color="#000000" draw:marker-end="a899" svg:stroke-opacity="100%" draw:stroke-linejoin="miter" svg:stroke-linecap="butt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style:vertical-pos="middl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5">
      <style:graphic-properties style:vertical-pos="middl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20">
      <style:table-column-properties style:column-width="0.40123in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21">
      <style:table-row-properties style:row-height="1.20392in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language="en" fo:country="US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>
      <style:graphic-properties style:vertical-pos="middl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draw:fill="none" draw:stroke="solid" svg:stroke-width="0.01736in" svg:stroke-color="#000000" draw:marker-end="a909" svg:stroke-opacity="100%" draw:stroke-linejoin="miter" svg:stroke-linecap="butt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12">
      <style:graphic-properties draw:fill="none" draw:stroke="solid" svg:stroke-width="0.01736in" svg:stroke-color="#000000" draw:marker-end="a911" svg:stroke-opacity="100%" draw:stroke-linejoin="miter" svg:stroke-linecap="butt"/>
    </style:style>
    <style:style style:family="graphic" style:name="a859">
      <style:graphic-properties style:vertical-pos="middle"/>
    </style:style>
    <style:style style:family="table" style:name="a913">
      <style:table-properties style:writing-mode="lr-tb"/>
    </style:style>
    <style:style style:family="table-column" style:name="a914">
      <style:table-column-properties style:column-width="0.40123in"/>
    </style:style>
    <style:style style:family="table-row" style:name="a915">
      <style:table-row-properties style:row-height="1.20392in"/>
    </style:style>
    <style:style style:family="text" style:name="a916">
      <style:text-properties fo:language="en" fo:country="US"/>
    </style:style>
    <style:style style:family="paragraph" style:name="a917">
      <style:paragraph-properties/>
    </style:style>
    <style:style style:family="table-cell" style:name="a919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draw:fill="none" draw:stroke="solid" svg:stroke-width="0.01736in" svg:stroke-color="#000000" draw:marker-end="a1035" svg:stroke-opacity="100%" draw:stroke-linejoin="miter" svg:stroke-linecap="butt"/>
    </style:style>
    <style:style style:family="graphic" style:name="a8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1037">
      <style:table-properties style:writing-mode="lr-tb"/>
    </style:style>
    <style:style style:family="graphic" style:name="a863">
      <style:graphic-properties style:vertical-pos="middle"/>
    </style:style>
    <style:style style:family="table-column" style:name="a1038">
      <style:table-column-properties style:column-width="0.40123in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39">
      <style:table-row-properties style:row-height="1.20392in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>
      <style:graphic-properties style:vertical-pos="middl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929">
      <style:table-properties style:writing-mode="lr-tb"/>
    </style:style>
    <style:style style:family="text" style:name="a1040">
      <style:text-properties fo:language="en" fo:country="US"/>
    </style:style>
    <style:style style:family="paragraph" style:name="a1041">
      <style:paragraph-properties/>
    </style:style>
    <style:style style:family="table-cell" style:name="a1043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style:vertical-pos="middl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03">
      <style:graphic-properties draw:fill="none" draw:stroke="solid" svg:stroke-width="0.01736in" svg:stroke-color="#000000" draw:marker-end="a1102" svg:stroke-opacity="100%" draw:stroke-linejoin="miter" svg:stroke-linecap="butt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draw:fill="none" draw:stroke="solid" svg:stroke-width="0.01736in" svg:stroke-color="#000000" draw:marker-end="a1104" svg:stroke-opacity="100%" draw:stroke-linejoin="miter" svg:stroke-linecap="butt"/>
    </style:style>
    <style:style style:family="table-column" style:name="a930">
      <style:table-column-properties style:column-width="0.40123in"/>
    </style:style>
    <style:style style:family="graphic" style:name="a8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931">
      <style:table-row-properties style:row-height="1.20392in"/>
    </style:style>
    <style:style style:family="graphic" style:name="a878" style:parent-style-name="Graphics">
      <style:graphic-properties draw:fill="none" draw:stroke="none"/>
    </style:style>
    <style:style style:family="text" style:name="a932">
      <style:text-properties fo:language="en" fo:country="US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3">
      <style:paragraph-properties/>
    </style:style>
    <style:style style:family="table-cell" style:name="a93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4">
      <style:graphic-properties draw:fill="none" draw:stroke="solid" svg:stroke-width="0.01736in" svg:stroke-color="#000000" draw:marker-end="a1053" svg:stroke-opacity="100%" draw:stroke-linejoin="miter" svg:stroke-linecap="butt"/>
    </style:style>
    <style:style style:family="table" style:name="a1055">
      <style:table-properties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56">
      <style:table-column-properties style:column-width="0.40123in"/>
    </style:style>
    <style:style style:family="paragraph" style:name="a8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57">
      <style:table-row-properties style:row-height="1.20392in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8">
      <style:text-properties fo:language="en" fo:country="US"/>
    </style:style>
    <style:style style:family="table" style:name="a883">
      <style:table-properties style:writing-mode="lr-tb"/>
    </style:style>
    <style:style style:family="paragraph" style:name="a1059">
      <style:paragraph-properties/>
    </style:style>
    <style:style style:family="table-column" style:name="a884">
      <style:table-column-properties style:column-width="0.40123in"/>
    </style:style>
    <style:style style:family="table-row" style:name="a885">
      <style:table-row-properties style:row-height="1.20392in"/>
    </style:style>
    <style:style style:family="text" style:name="a886">
      <style:text-properties fo:language="en" fo:country="US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9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6">
      <style:graphic-properties draw:fill="none" draw:stroke="solid" svg:stroke-width="0.01736in" svg:stroke-color="#000000" draw:marker-end="a945" svg:stroke-opacity="100%" draw:stroke-linejoin="miter" svg:stroke-linecap="butt"/>
    </style:style>
    <style:style style:family="table" style:name="a947">
      <style:table-properties style:writing-mode="lr-tb"/>
    </style:style>
    <style:style style:family="table-column" style:name="a948">
      <style:table-column-properties style:column-width="0.40123in"/>
    </style:style>
    <style:style style:family="table-row" style:name="a949">
      <style:table-row-properties style:row-height="1.20392in"/>
    </style:style>
    <style:style style:family="table-cell" style:name="a1061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0">
      <style:text-properties fo:language="en" fo:country="US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953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1060"/>
    <text:list-style style:name="a988"/>
    <text:list-style style:name="a918"/>
    <text:list-style style:name="a934"/>
    <text:list-style style:name="a1006"/>
    <text:list-style style:name="a814"/>
    <text:list-style style:name="a952"/>
    <text:list-style style:name="a1024"/>
    <text:list-style style:name="a888"/>
    <text:list-style style:name="a970"/>
    <text:list-style style:name="a1042"/>
    <text:list-style style:name="a844"/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800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4" draw:name="Title 1" svg:x="0.37972in" svg:y="5.12096in" svg:width="4.88519in" svg:height="0.88108in">
            <draw:text-box>
              <text:p text:style-name="a803" text:class-names="" text:cond-style-name=""><text:span text:style-name="a801" text:class-names="">deeplearning.ai</text:span><text:span text:style-name="a802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Case Studies</text:span></text:p>
          </draw:text-box>
          <svg:title/>
          <svg:desc/>
        </draw:frame>
        <draw:frame draw:id="id72" draw:style-name="a795" draw:name="TextBox 3" svg:x="5.45242in" svg:y="4.40309in" svg:width="7.22839in" svg:height="2.32246in">
          <draw:text-box>
            <text:p text:style-name="a794" text:class-names="" text:cond-style-name=""><text:span text:style-name="a791" text:class-names="">Residual Networks (</text:span><text:span text:style-name="a792" text:class-names="">ResNets</text:span><text:span text:style-name="a793" text:class-names="">)</text:span></text:p>
          </draw:text-box>
          <svg:title/>
          <svg:desc/>
        </draw:frame>
        <draw:frame draw:id="id73" draw:style-name="a798" draw:name="TextBox 6" svg:x="1.19481in" svg:y="1.29823in" svg:width="3.25974in" svg:height="3.3771in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connector draw:type="line" svg:x1="5.2891in" svg:y1="3.72968in" svg:x2="12.84414in" svg:y2="3.74907in" draw:id="id74" draw:style-name="a799" draw:name="Straight Connector 9">
          <svg:title/>
          <svg:desc/>
        </draw:connector>
      </draw:page>
      <draw:page draw:name="Slide10" draw:style-name="a805" draw:master-page-name="Master1-Layout2-obj-Title-and-Content" presentation:presentation-page-layout-name="Master1-PPL2" draw:id="Slide-265">
        <draw:frame draw:id="id77" presentation:style-name="a808" draw:name="Title 1" svg:x="0.2in" svg:y="0.2in" svg:width="13.24825in" svg:height="1.44965in" presentation:class="title" presentation:placeholder="false">
          <draw:text-box>
            <text:p text:style-name="a807" text:class-names="" text:cond-style-name=""><text:span text:style-name="a806" text:class-names="">Residual block</text:span></text:p>
          </draw:text-box>
          <svg:title/>
          <svg:desc/>
        </draw:frame>
        <draw:frame draw:id="id78" draw:name="Table 8" svg:x="6.85001in" svg:y="0.84141in" svg:width="0.40123in" svg:height="1.20392in">
          <table:table table:style-name="a80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10" table:default-cell-style-name=""/>
            <table:table-row table:style-name="a811" table:default-cell-style-name="">
              <table:table-cell table:style-name="a815">
                <text:list text:style-name="a814">
                  <text:list-item>
                    <text:p text:style-name="a813" text:class-names="" text:cond-style-name=""><text:span text:style-name="a812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custom-shape svg:x="6.90063in" svg:y="0.89797in" svg:width="0.3in" svg:height="0.3in" draw:id="id80" draw:style-name="a818" draw:name="Oval 15">
          <svg:title/>
          <svg:desc/>
          <text:p text:style-name="a817" text:class-names="" text:cond-style-name="" text:id="id79"><text:span text:style-name="a8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90063in" svg:y="1.3063in" svg:width="0.3in" svg:height="0.3in" draw:id="id82" draw:style-name="a821" draw:name="Oval 16">
          <svg:title/>
          <svg:desc/>
          <text:p text:style-name="a820" text:class-names="" text:cond-style-name="" text:id="id81"><text:span text:style-name="a81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90063in" svg:y="1.69805in" svg:width="0.3in" svg:height="0.3in" draw:id="id84" draw:style-name="a824" draw:name="Oval 18">
          <svg:title/>
          <svg:desc/>
          <text:p text:style-name="a823" text:class-names="" text:cond-style-name="" text:id="id83"><text:span text:style-name="a82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20701in" svg:y1="1.43943in" svg:x2="6.63622in" svg:y2="1.43486in" draw:id="id85" draw:style-name="a826" draw:name="Straight Arrow Connector 24">
          <svg:title/>
          <svg:desc/>
        </draw:connector>
        <draw:frame draw:id="id87" draw:style-name="a830" draw:name="TextBox 2" svg:x="4.52629in" svg:y="1.23818in" svg:width="0.61757in" svg:height="0.41681in">
          <draw:text-box>
            <text:p text:style-name="a829" text:class-names="" text:cond-style-name="" text:id="id86"><draw:frame draw:style-name="a827" text:anchor-type="as-char" svg:x="1173.98083in" svg:y="0in" svg:width="0.42375in" svg:height="0.31278in" style:rel-width="scale" style:rel-height="scale"><draw:object xlink:href="Object 1/" xlink:type="simple" xlink:show="embed" xlink:actuate="onLoad"/></draw:frame><text:span text:style-name="a828" text:class-names=""/></text:p>
          </draw:text-box>
          <svg:title/>
          <svg:desc/>
        </draw:frame>
        <draw:frame draw:id="id89" draw:style-name="a834" draw:name="TextBox 25" svg:x="7.73869in" svg:y="1.23284in" svg:width="0.85774in" svg:height="0.41681in">
          <draw:text-box>
            <text:p text:style-name="a833" text:class-names="" text:cond-style-name="" text:id="id88"><draw:frame draw:style-name="a831" text:anchor-type="as-char" svg:x="1173.86188in" svg:y="0in" svg:width="0.6616in" svg:height="0.31278in" style:rel-width="scale" style:rel-height="scale"><draw:object xlink:href="Object 2/" xlink:type="simple" xlink:show="embed" xlink:actuate="onLoad"/></draw:frame><text:span text:style-name="a832" text:class-names=""/></text:p>
          </draw:text-box>
          <svg:title/>
          <svg:desc/>
        </draw:frame>
        <draw:connector draw:type="line" svg:x1="5.13945in" svg:y1="1.46379in" svg:x2="5.56866in" svg:y2="1.45923in" draw:id="id90" draw:style-name="a836" draw:name="Straight Arrow Connector 27">
          <svg:title/>
          <svg:desc/>
        </draw:connector>
        <draw:connector draw:type="line" svg:x1="7.30948in" svg:y1="1.44887in" svg:x2="7.73869in" svg:y2="1.44431in" draw:id="id91" draw:style-name="a838" draw:name="Straight Arrow Connector 28">
          <svg:title/>
          <svg:desc/>
        </draw:connector>
        <draw:frame draw:id="id92" draw:name="Table 30" svg:x="5.71854in" svg:y="0.84235in" svg:width="0.40123in" svg:height="1.20392in">
          <table:table table:style-name="a83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40" table:default-cell-style-name=""/>
            <table:table-row table:style-name="a841" table:default-cell-style-name="">
              <table:table-cell table:style-name="a845">
                <text:list text:style-name="a844">
                  <text:list-item>
                    <text:p text:style-name="a843" text:class-names="" text:cond-style-name=""><text:span text:style-name="a842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custom-shape svg:x="5.76916in" svg:y="0.89892in" svg:width="0.3in" svg:height="0.3in" draw:id="id94" draw:style-name="a848" draw:name="Oval 31">
          <svg:title/>
          <svg:desc/>
          <text:p text:style-name="a847" text:class-names="" text:cond-style-name="" text:id="id93"><text:span text:style-name="a84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76916in" svg:y="1.30724in" svg:width="0.3in" svg:height="0.3in" draw:id="id96" draw:style-name="a851" draw:name="Oval 32">
          <svg:title/>
          <svg:desc/>
          <text:p text:style-name="a850" text:class-names="" text:cond-style-name="" text:id="id95"><text:span text:style-name="a84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76916in" svg:y="1.69899in" svg:width="0.3in" svg:height="0.3in" draw:id="id98" draw:style-name="a854" draw:name="Oval 33">
          <svg:title/>
          <svg:desc/>
          <text:p text:style-name="a853" text:class-names="" text:cond-style-name="" text:id="id97"><text:span text:style-name="a85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00" draw:style-name="a858" draw:name="TextBox 34" svg:x="0.69438in" svg:y="4.89568in" svg:width="3.54119in" svg:height="0.45201in">
          <draw:text-box>
            <text:p text:style-name="a857" text:class-names="" text:cond-style-name="" text:id="id99"><draw:frame draw:style-name="a855" text:anchor-type="as-char" svg:x="1172.53576in" svg:y="0in" svg:width="3.32083in" svg:height="0.34764in" style:rel-width="scale" style:rel-height="scale"><draw:object xlink:href="Object 3/" xlink:type="simple" xlink:show="embed" xlink:actuate="onLoad"/></draw:frame><text:span text:style-name="a856" text:class-names=""/></text:p>
          </draw:text-box>
          <svg:title/>
          <svg:desc/>
        </draw:frame>
        <draw:frame draw:id="id102" draw:style-name="a862" draw:name="TextBox 35" svg:x="4.30811in" svg:y="4.89301in" svg:width="2.35577in" svg:height="0.45201in">
          <draw:text-box>
            <text:p text:style-name="a861" text:class-names="" text:cond-style-name="" text:id="id101"><draw:frame draw:style-name="a859" text:anchor-type="as-char" svg:x="1173.12271in" svg:y="0in" svg:width="2.14687in" svg:height="0.34764in" style:rel-width="scale" style:rel-height="scale"><draw:object xlink:href="Object 4/" xlink:type="simple" xlink:show="embed" xlink:actuate="onLoad"/></draw:frame><text:span text:style-name="a860" text:class-names=""/></text:p>
          </draw:text-box>
          <svg:title/>
          <svg:desc/>
        </draw:frame>
        <draw:frame draw:id="id104" draw:style-name="a866" draw:name="TextBox 36" svg:x="6.93332in" svg:y="4.89301in" svg:width="3.79286in" svg:height="0.45201in">
          <draw:text-box>
            <text:p text:style-name="a865" text:class-names="" text:cond-style-name="" text:id="id103"><draw:frame draw:style-name="a863" text:anchor-type="as-char" svg:x="1172.41111in" svg:y="0in" svg:width="3.57007in" svg:height="0.34764in" style:rel-width="scale" style:rel-height="scale"><draw:object xlink:href="Object 5/" xlink:type="simple" xlink:show="embed" xlink:actuate="onLoad"/></draw:frame><text:span text:style-name="a864" text:class-names=""/></text:p>
          </draw:text-box>
          <svg:title/>
          <svg:desc/>
        </draw:frame>
        <draw:frame draw:id="id106" draw:style-name="a870" draw:name="TextBox 37" svg:x="10.96192in" svg:y="4.89301in" svg:width="2.35577in" svg:height="0.45201in">
          <draw:text-box>
            <text:p text:style-name="a869" text:class-names="" text:cond-style-name="" text:id="id105"><draw:frame draw:style-name="a867" text:anchor-type="as-char" svg:x="1173.12271in" svg:y="0in" svg:width="2.14687in" svg:height="0.34764in" style:rel-width="scale" style:rel-height="scale"><draw:object xlink:href="Object 6/" xlink:type="simple" xlink:show="embed" xlink:actuate="onLoad"/></draw:frame><text:span text:style-name="a868" text:class-names=""/></text:p>
          </draw:text-box>
          <svg:title/>
          <svg:desc/>
        </draw:frame>
        <draw:frame draw:id="id108" draw:style-name="a874" draw:name="TextBox 19" svg:x="6.06949in" svg:y="0.9338in" svg:width="0.85774in" svg:height="0.41681in">
          <draw:text-box>
            <text:p text:style-name="a873" text:class-names="" text:cond-style-name="" text:id="id107"><draw:frame draw:style-name="a871" text:anchor-type="as-char" svg:x="1173.86188in" svg:y="0in" svg:width="0.6616in" svg:height="0.31278in" style:rel-width="scale" style:rel-height="scale"><draw:object xlink:href="Object 7/" xlink:type="simple" xlink:show="embed" xlink:actuate="onLoad"/></draw:frame><text:span text:style-name="a872" text:class-names=""/></text:p>
          </draw:text-box>
          <svg:title/>
          <svg:desc/>
        </draw:frame>
        <draw:frame draw:id="id109" draw:style-name="a877" draw:name="TextBox 20" svg:x="0in" svg:y="7.20928in" svg:width="5.87838in" svg:height="0.33659in">
          <draw:text-box>
            <text:p text:style-name="a876" text:class-names="" text:cond-style-name=""><text:span text:style-name="a875" text:class-names="">[He et al., 2015. Deep residual networks for image recognition]</text:span></text:p>
          </draw:text-box>
          <svg:title/>
          <svg:desc/>
        </draw:frame>
        <draw:frame draw:id="id110" draw:style-name="a878" draw:name="Ink 3" svg:x="0.21535in" svg:y="0.21535in" svg:width="13.10433in" svg:height="6.38228in" style:rel-width="scale" style:rel-height="scale">
          <draw:image xlink:href="media/image4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6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1" draw:style-name="a879" draw:master-page-name="Master1-Layout2-obj-Title-and-Content" presentation:presentation-page-layout-name="Master1-PPL2" draw:id="Slide-266">
        <draw:frame draw:id="id111" presentation:style-name="a882" draw:name="Title 1" svg:x="0.2in" svg:y="0.2in" svg:width="13.24825in" svg:height="1.44965in" presentation:class="title" presentation:placeholder="false">
          <draw:text-box>
            <text:p text:style-name="a881" text:class-names="" text:cond-style-name=""><text:span text:style-name="a880" text:class-names="">Residual Network</text:span></text:p>
          </draw:text-box>
          <svg:title/>
          <svg:desc/>
        </draw:frame>
        <draw:frame draw:id="id112" draw:name="Table 19" svg:x="2.52054in" svg:y="1.47896in" svg:width="0.40123in" svg:height="1.20392in">
          <table:table table:style-name="a88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84" table:default-cell-style-name=""/>
            <table:table-row table:style-name="a885" table:default-cell-style-name="">
              <table:table-cell table:style-name="a889">
                <text:list text:style-name="a888">
                  <text:list-item>
                    <text:p text:style-name="a887" text:class-names="" text:cond-style-name=""><text:span text:style-name="a886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custom-shape svg:x="2.57116in" svg:y="1.53553in" svg:width="0.3in" svg:height="0.3in" draw:id="id113" draw:style-name="a892" draw:name="Oval 20">
          <svg:title/>
          <svg:desc/>
          <text:p text:style-name="a891" text:class-names="" text:cond-style-name=""><text:span text:style-name="a8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57116in" svg:y="1.94385in" svg:width="0.3in" svg:height="0.3in" draw:id="id114" draw:style-name="a895" draw:name="Oval 21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57116in" svg:y="2.33561in" svg:width="0.3in" svg:height="0.3in" draw:id="id115" draw:style-name="a898" draw:name="Oval 22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.9893in" svg:y1="2.07698in" svg:x2="2.41851in" svg:y2="2.07242in" draw:id="id116" draw:style-name="a900" draw:name="Straight Arrow Connector 23">
          <svg:title/>
          <svg:desc/>
        </draw:connector>
        <draw:frame draw:id="id117" draw:style-name="a904" draw:name="TextBox 26" svg:x="0.32087in" svg:y="1.79923in" svg:width="0.48069in" svg:height="0.5722in">
          <draw:text-box>
            <text:p text:style-name="a903" text:class-names="" text:cond-style-name=""><draw:frame draw:style-name="a901" text:anchor-type="as-char" svg:x="1174.06424in" svg:y="0in" svg:width="0.29514in" svg:height="0.46667in" style:rel-width="scale" style:rel-height="scale"><draw:object xlink:href="Object 8/" xlink:type="simple" xlink:show="embed" xlink:actuate="onLoad"/></draw:frame><text:span text:style-name="a902" text:class-names=""/></text:p>
          </draw:text-box>
          <svg:title/>
          <svg:desc/>
        </draw:frame>
        <draw:frame draw:id="id118" draw:style-name="a908" draw:name="TextBox 29" svg:x="11.62388in" svg:y="1.75549in" svg:width="0.84764in" svg:height="0.59233in">
          <draw:text-box>
            <text:p text:style-name="a907" text:class-names="" text:cond-style-name=""><draw:frame draw:style-name="a905" text:anchor-type="as-char" svg:x="1173.8825in" svg:y="0in" svg:width="0.65854in" svg:height="0.4866in" style:rel-width="scale" style:rel-height="scale"><draw:object xlink:href="Object 9/" xlink:type="simple" xlink:show="embed" xlink:actuate="onLoad"/></draw:frame><text:span text:style-name="a906" text:class-names=""/></text:p>
          </draw:text-box>
          <svg:title/>
          <svg:desc/>
        </draw:frame>
        <draw:connector draw:type="line" svg:x1="0.96554in" svg:y1="2.10134in" svg:x2="1.39475in" svg:y2="2.09678in" draw:id="id119" draw:style-name="a910" draw:name="Straight Arrow Connector 38">
          <svg:title/>
          <svg:desc/>
        </draw:connector>
        <draw:connector draw:type="line" svg:x1="3.01307in" svg:y1="2.08642in" svg:x2="3.44228in" svg:y2="2.08186in" draw:id="id120" draw:style-name="a912" draw:name="Straight Arrow Connector 39">
          <svg:title/>
          <svg:desc/>
        </draw:connector>
        <draw:frame draw:id="id121" draw:name="Table 40" svg:x="1.47941in" svg:y="1.4799in" svg:width="0.40123in" svg:height="1.20392in">
          <table:table table:style-name="a91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14" table:default-cell-style-name=""/>
            <table:table-row table:style-name="a915" table:default-cell-style-name="">
              <table:table-cell table:style-name="a919">
                <text:list text:style-name="a918">
                  <text:list-item>
                    <text:p text:style-name="a917" text:class-names="" text:cond-style-name=""><text:span text:style-name="a916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custom-shape svg:x="1.53003in" svg:y="1.53647in" svg:width="0.3in" svg:height="0.3in" draw:id="id122" draw:style-name="a922" draw:name="Oval 41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53003in" svg:y="1.94479in" svg:width="0.3in" svg:height="0.3in" draw:id="id123" draw:style-name="a925" draw:name="Oval 42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53003in" svg:y="2.33655in" svg:width="0.3in" svg:height="0.3in" draw:id="id124" draw:style-name="a928" draw:name="Oval 43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25" draw:name="Table 44" svg:x="3.51467in" svg:y="1.4799in" svg:width="0.40123in" svg:height="1.20392in">
          <table:table table:style-name="a92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30" table:default-cell-style-name=""/>
            <table:table-row table:style-name="a931" table:default-cell-style-name="">
              <table:table-cell table:style-name="a935">
                <text:list text:style-name="a934">
                  <text:list-item>
                    <text:p text:style-name="a933" text:class-names="" text:cond-style-name=""><text:span text:style-name="a932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custom-shape svg:x="3.56529in" svg:y="1.53647in" svg:width="0.3in" svg:height="0.3in" draw:id="id126" draw:style-name="a938" draw:name="Oval 45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56529in" svg:y="1.94479in" svg:width="0.3in" svg:height="0.3in" draw:id="id127" draw:style-name="a941" draw:name="Oval 46">
          <svg:title/>
          <svg:desc/>
          <text:p text:style-name="a940" text:class-names="" text:cond-style-name=""><text:span text:style-name="a93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56529in" svg:y="2.33655in" svg:width="0.3in" svg:height="0.3in" draw:id="id128" draw:style-name="a944" draw:name="Oval 47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4.03683in" svg:y1="2.08737in" svg:x2="4.46604in" svg:y2="2.08281in" draw:id="id129" draw:style-name="a946" draw:name="Straight Arrow Connector 48">
          <svg:title/>
          <svg:desc/>
        </draw:connector>
        <draw:frame draw:id="id130" draw:name="Table 49" svg:x="4.55902in" svg:y="1.4799in" svg:width="0.40123in" svg:height="1.20392in">
          <table:table table:style-name="a94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48" table:default-cell-style-name=""/>
            <table:table-row table:style-name="a949" table:default-cell-style-name="">
              <table:table-cell table:style-name="a953">
                <text:list text:style-name="a952">
                  <text:list-item>
                    <text:p text:style-name="a951" text:class-names="" text:cond-style-name=""><text:span text:style-name="a950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custom-shape svg:x="4.60964in" svg:y="1.53647in" svg:width="0.3in" svg:height="0.3in" draw:id="id131" draw:style-name="a956" draw:name="Oval 50">
          <svg:title/>
          <svg:desc/>
          <text:p text:style-name="a955" text:class-names="" text:cond-style-name=""><text:span text:style-name="a95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60964in" svg:y="1.94479in" svg:width="0.3in" svg:height="0.3in" draw:id="id132" draw:style-name="a959" draw:name="Oval 51">
          <svg:title/>
          <svg:desc/>
          <text:p text:style-name="a958" text:class-names="" text:cond-style-name=""><text:span text:style-name="a95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60964in" svg:y="2.33655in" svg:width="0.3in" svg:height="0.3in" draw:id="id133" draw:style-name="a962" draw:name="Oval 52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5.0606in" svg:y1="2.08737in" svg:x2="5.48981in" svg:y2="2.08281in" draw:id="id134" draw:style-name="a964" draw:name="Straight Arrow Connector 53">
          <svg:title/>
          <svg:desc/>
        </draw:connector>
        <draw:frame draw:id="id135" draw:name="Table 54" svg:x="5.58329in" svg:y="1.48113in" svg:width="0.40123in" svg:height="1.20392in">
          <table:table table:style-name="a96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66" table:default-cell-style-name=""/>
            <table:table-row table:style-name="a967" table:default-cell-style-name="">
              <table:table-cell table:style-name="a971">
                <text:list text:style-name="a970">
                  <text:list-item>
                    <text:p text:style-name="a969" text:class-names="" text:cond-style-name=""><text:span text:style-name="a968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custom-shape svg:x="5.63391in" svg:y="1.53769in" svg:width="0.3in" svg:height="0.3in" draw:id="id136" draw:style-name="a974" draw:name="Oval 55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63391in" svg:y="1.94602in" svg:width="0.3in" svg:height="0.3in" draw:id="id137" draw:style-name="a977" draw:name="Oval 56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63391in" svg:y="2.33777in" svg:width="0.3in" svg:height="0.3in" draw:id="id138" draw:style-name="a980" draw:name="Oval 57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08436in" svg:y1="2.08859in" svg:x2="6.51357in" svg:y2="2.08403in" draw:id="id139" draw:style-name="a982" draw:name="Straight Arrow Connector 58">
          <svg:title/>
          <svg:desc/>
        </draw:connector>
        <draw:frame draw:id="id140" draw:name="Table 59" svg:x="6.6292in" svg:y="1.4744in" svg:width="0.40123in" svg:height="1.20392in">
          <table:table table:style-name="a98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84" table:default-cell-style-name=""/>
            <table:table-row table:style-name="a985" table:default-cell-style-name="">
              <table:table-cell table:style-name="a989">
                <text:list text:style-name="a988">
                  <text:list-item>
                    <text:p text:style-name="a987" text:class-names="" text:cond-style-name=""><text:span text:style-name="a986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custom-shape svg:x="6.67982in" svg:y="1.53097in" svg:width="0.3in" svg:height="0.3in" draw:id="id141" draw:style-name="a992" draw:name="Oval 60">
          <svg:title/>
          <svg:desc/>
          <text:p text:style-name="a991" text:class-names="" text:cond-style-name=""><text:span text:style-name="a9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67982in" svg:y="1.93929in" svg:width="0.3in" svg:height="0.3in" draw:id="id142" draw:style-name="a995" draw:name="Oval 61">
          <svg:title/>
          <svg:desc/>
          <text:p text:style-name="a994" text:class-names="" text:cond-style-name=""><text:span text:style-name="a9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67982in" svg:y="2.33105in" svg:width="0.3in" svg:height="0.3in" draw:id="id143" draw:style-name="a998" draw:name="Oval 62">
          <svg:title/>
          <svg:desc/>
          <text:p text:style-name="a997" text:class-names="" text:cond-style-name=""><text:span text:style-name="a9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7.10813in" svg:y1="2.08186in" svg:x2="7.53733in" svg:y2="2.0773in" draw:id="id144" draw:style-name="a1000" draw:name="Straight Arrow Connector 63">
          <svg:title/>
          <svg:desc/>
        </draw:connector>
        <draw:frame draw:id="id145" draw:name="Table 64" svg:x="7.62953in" svg:y="1.47896in" svg:width="0.40123in" svg:height="1.20392in">
          <table:table table:style-name="a100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02" table:default-cell-style-name=""/>
            <table:table-row table:style-name="a1003" table:default-cell-style-name="">
              <table:table-cell table:style-name="a1007">
                <text:list text:style-name="a1006">
                  <text:list-item>
                    <text:p text:style-name="a1005" text:class-names="" text:cond-style-name=""><text:span text:style-name="a1004" text:class-names=""/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custom-shape svg:x="7.68015in" svg:y="1.53553in" svg:width="0.3in" svg:height="0.3in" draw:id="id146" draw:style-name="a1010" draw:name="Oval 65">
          <svg:title/>
          <svg:desc/>
          <text:p text:style-name="a1009" text:class-names="" text:cond-style-name=""><text:span text:style-name="a100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68015in" svg:y="1.94385in" svg:width="0.3in" svg:height="0.3in" draw:id="id147" draw:style-name="a1013" draw:name="Oval 66">
          <svg:title/>
          <svg:desc/>
          <text:p text:style-name="a1012" text:class-names="" text:cond-style-name=""><text:span text:style-name="a10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68015in" svg:y="2.33561in" svg:width="0.3in" svg:height="0.3in" draw:id="id148" draw:style-name="a1016" draw:name="Oval 67">
          <svg:title/>
          <svg:desc/>
          <text:p text:style-name="a1015" text:class-names="" text:cond-style-name=""><text:span text:style-name="a10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8.13189in" svg:y1="2.08642in" svg:x2="8.5611in" svg:y2="2.08186in" draw:id="id149" draw:style-name="a1018" draw:name="Straight Arrow Connector 68">
          <svg:title/>
          <svg:desc/>
        </draw:connector>
        <draw:frame draw:id="id150" draw:name="Table 69" svg:x="8.65431in" svg:y="1.47997in" svg:width="0.40123in" svg:height="1.20392in">
          <table:table table:style-name="a101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20" table:default-cell-style-name=""/>
            <table:table-row table:style-name="a1021" table:default-cell-style-name="">
              <table:table-cell table:style-name="a1025">
                <text:list text:style-name="a1024">
                  <text:list-item>
                    <text:p text:style-name="a1023" text:class-names="" text:cond-style-name=""><text:span text:style-name="a1022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custom-shape svg:x="8.70493in" svg:y="1.53654in" svg:width="0.3in" svg:height="0.3in" draw:id="id151" draw:style-name="a1028" draw:name="Oval 70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70493in" svg:y="1.94486in" svg:width="0.3in" svg:height="0.3in" draw:id="id152" draw:style-name="a1031" draw:name="Oval 71">
          <svg:title/>
          <svg:desc/>
          <text:p text:style-name="a1030" text:class-names="" text:cond-style-name=""><text:span text:style-name="a102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70493in" svg:y="2.33662in" svg:width="0.3in" svg:height="0.3in" draw:id="id153" draw:style-name="a1034" draw:name="Oval 72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9.15565in" svg:y1="2.08744in" svg:x2="9.58486in" svg:y2="2.08287in" draw:id="id154" draw:style-name="a1036" draw:name="Straight Arrow Connector 73">
          <svg:title/>
          <svg:desc/>
        </draw:connector>
        <draw:frame draw:id="id155" draw:name="Table 74" svg:x="9.68734in" svg:y="1.47896in" svg:width="0.40123in" svg:height="1.20392in">
          <table:table table:style-name="a103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38" table:default-cell-style-name=""/>
            <table:table-row table:style-name="a1039" table:default-cell-style-name="">
              <table:table-cell table:style-name="a1043">
                <text:list text:style-name="a1042">
                  <text:list-item>
                    <text:p text:style-name="a1041" text:class-names="" text:cond-style-name=""><text:span text:style-name="a1040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custom-shape svg:x="9.73796in" svg:y="1.53553in" svg:width="0.3in" svg:height="0.3in" draw:id="id156" draw:style-name="a1046" draw:name="Oval 75">
          <svg:title/>
          <svg:desc/>
          <text:p text:style-name="a1045" text:class-names="" text:cond-style-name=""><text:span text:style-name="a104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3796in" svg:y="1.94385in" svg:width="0.3in" svg:height="0.3in" draw:id="id157" draw:style-name="a1049" draw:name="Oval 76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3796in" svg:y="2.33561in" svg:width="0.3in" svg:height="0.3in" draw:id="id158" draw:style-name="a1052" draw:name="Oval 77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0.17942in" svg:y1="2.08642in" svg:x2="10.60863in" svg:y2="2.08186in" draw:id="id159" draw:style-name="a1054" draw:name="Straight Arrow Connector 78">
          <svg:title/>
          <svg:desc/>
        </draw:connector>
        <draw:frame draw:id="id160" draw:name="Table 79" svg:x="10.67696in" svg:y="1.47896in" svg:width="0.40123in" svg:height="1.20392in">
          <table:table table:style-name="a105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56" table:default-cell-style-name=""/>
            <table:table-row table:style-name="a1057" table:default-cell-style-name="">
              <table:table-cell table:style-name="a1061">
                <text:list text:style-name="a1060">
                  <text:list-item>
                    <text:p text:style-name="a1059" text:class-names="" text:cond-style-name=""><text:span text:style-name="a1058" text:class-names=""/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custom-shape svg:x="10.72758in" svg:y="1.53553in" svg:width="0.3in" svg:height="0.3in" draw:id="id161" draw:style-name="a1064" draw:name="Oval 80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72758in" svg:y="1.94385in" svg:width="0.3in" svg:height="0.3in" draw:id="id162" draw:style-name="a1067" draw:name="Oval 81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72758in" svg:y="2.33561in" svg:width="0.3in" svg:height="0.3in" draw:id="id163" draw:style-name="a1070" draw:name="Oval 82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1.13643in" svg:y1="2.08642in" svg:x2="11.56564in" svg:y2="2.08186in" draw:id="id164" draw:style-name="a1072" draw:name="Straight Arrow Connector 83">
          <svg:title/>
          <svg:desc/>
        </draw:connector>
        <draw:g draw:name="Group 13" draw:id="id165">
          <svg:title/>
          <svg:desc/>
          <draw:g draw:name="Group 10" draw:id="id176">
            <svg:title/>
            <svg:desc/>
            <draw:g draw:name="Group 7" draw:id="id178">
              <svg:title/>
              <svg:desc/>
              <draw:connector draw:type="line" svg:x1="1.7509in" svg:y1="6.7964in" svg:x2="1.75201in" svg:y2="3.7255in" draw:id="id181" draw:style-name="a1103" draw:name="Straight Arrow Connector 84">
                <svg:title/>
                <svg:desc/>
              </draw:connector>
              <draw:connector draw:type="line" svg:x1="1.4632in" svg:y1="6.51111in" svg:x2="5.43431in" svg:y2="6.50447in" draw:id="id182" draw:style-name="a1105" draw:name="Straight Arrow Connector 85">
                <svg:title/>
                <svg:desc/>
              </draw:connector>
            </draw:g>
            <draw:frame draw:id="id179" draw:style-name="a1097" draw:name="TextBox 9" svg:x="2.7342in" svg:y="6.51111in" svg:width="1.4291in" svg:height="0.50488in">
              <draw:text-box>
                <text:p text:style-name="a1096" text:class-names="" text:cond-style-name=""><text:span text:style-name="a1095" text:class-names=""># layers</text:span></text:p>
              </draw:text-box>
              <svg:title/>
              <svg:desc/>
            </draw:frame>
            <draw:frame draw:id="id180" draw:style-name="a1101" draw:transform="translate(-1.17385in -0.25244in) rotate(-4.71239) translate(1.49846in 5.11499in)" draw:name="TextBox 86" svg:width="2.34771in" svg:height="0.50488in">
              <draw:text-box>
                <text:p text:style-name="a1100" text:class-names="" text:cond-style-name=""><text:span text:style-name="a1098" text:class-names="">training<text:s text:c="1"/></text:span><text:span text:style-name="a1099" text:class-names="">error</text:span></text:p>
              </draw:text-box>
              <svg:title/>
              <svg:desc/>
            </draw:frame>
          </draw:g>
          <draw:frame draw:id="id177" draw:style-name="a1094" draw:name="TextBox 93" svg:x="2.88651in" svg:y="3.316in" svg:width="1.0294in" svg:height="0.50488in">
            <draw:text-box>
              <text:p text:style-name="a1093" text:class-names="" text:cond-style-name=""><text:span text:style-name="a1092" text:class-names="">Plain</text:span></text:p>
            </draw:text-box>
            <svg:title/>
            <svg:desc/>
          </draw:frame>
        </draw:g>
        <draw:g draw:name="Group 12" draw:id="id166">
          <svg:title/>
          <svg:desc/>
          <draw:g draw:name="Group 87" draw:id="id169">
            <svg:title/>
            <svg:desc/>
            <draw:g draw:name="Group 88" draw:id="id171">
              <svg:title/>
              <svg:desc/>
              <draw:connector draw:type="line" svg:x1="7.9531in" svg:y1="6.80304in" svg:x2="7.95421in" svg:y2="3.73214in" draw:id="id174" draw:style-name="a1089" draw:name="Straight Arrow Connector 91">
                <svg:title/>
                <svg:desc/>
              </draw:connector>
              <draw:connector draw:type="line" svg:x1="7.6654in" svg:y1="6.51775in" svg:x2="11.63651in" svg:y2="6.51111in" draw:id="id175" draw:style-name="a1091" draw:name="Straight Arrow Connector 92">
                <svg:title/>
                <svg:desc/>
              </draw:connector>
            </draw:g>
            <draw:frame draw:id="id172" draw:style-name="a1083" draw:name="TextBox 89" svg:x="8.93641in" svg:y="6.51111in" svg:width="1.4291in" svg:height="0.50488in">
              <draw:text-box>
                <text:p text:style-name="a1082" text:class-names="" text:cond-style-name=""><text:span text:style-name="a1081" text:class-names=""># layers</text:span></text:p>
              </draw:text-box>
              <svg:title/>
              <svg:desc/>
            </draw:frame>
            <draw:frame draw:id="id173" draw:style-name="a1087" draw:transform="translate(-1.17385in -0.25244in) rotate(-4.71239) translate(7.70066in 5.12163in)" draw:name="TextBox 90" svg:width="2.34771in" svg:height="0.50488in">
              <draw:text-box>
                <text:p text:style-name="a1086" text:class-names="" text:cond-style-name=""><text:span text:style-name="a1084" text:class-names="">training<text:s text:c="1"/></text:span><text:span text:style-name="a1085" text:class-names="">error</text:span></text:p>
              </draw:text-box>
              <svg:title/>
              <svg:desc/>
            </draw:frame>
          </draw:g>
          <draw:frame draw:id="id170" draw:style-name="a1080" draw:name="TextBox 94" svg:x="8.97935in" svg:y="3.31396in" svg:width="1.3432in" svg:height="0.50488in">
            <draw:text-box>
              <text:p text:style-name="a1079" text:class-names="" text:cond-style-name=""><text:span text:style-name="a1077" text:class-names="">ResNet</text:span><text:span text:style-name="a1078" text:class-names=""/></text:p>
            </draw:text-box>
            <svg:title/>
            <svg:desc/>
          </draw:frame>
        </draw:g>
        <draw:frame draw:id="id167" draw:style-name="a1075" draw:name="TextBox 96" svg:x="0in" svg:y="7.20928in" svg:width="5.87838in" svg:height="0.33659in">
          <draw:text-box>
            <text:p text:style-name="a1074" text:class-names="" text:cond-style-name=""><text:span text:style-name="a1073" text:class-names="">[He et al., 2015. Deep residual networks for image recognition]</text:span></text:p>
          </draw:text-box>
          <svg:title/>
          <svg:desc/>
        </draw:frame>
        <draw:frame draw:id="id168" draw:style-name="a1076" draw:name="Ink 2" svg:x="0.34724in" svg:y="0.30551in" svg:width="11.30591in" svg:height="6.06299in" style:rel-width="scale" style:rel-height="scale">
          <draw:image xlink:href="media/image15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6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909" svg:viewBox="0 0 20 30" svg:d="m10 0-10 30h20z"/>
    <draw:marker draw:name="a1071" svg:viewBox="0 0 20 30" svg:d="m10 0-10 30h20z"/>
    <draw:marker draw:name="a999" svg:viewBox="0 0 20 30" svg:d="m10 0-10 30h20z"/>
    <draw:marker draw:name="a1090" svg:viewBox="0 0 20 30" svg:d="m10 0-10 30h20z"/>
    <draw:marker draw:name="a945" svg:viewBox="0 0 20 30" svg:d="m10 0-10 30h20z"/>
    <draw:marker draw:name="a1017" svg:viewBox="0 0 20 30" svg:d="m10 0-10 30h20z"/>
    <draw:marker draw:name="a1088" svg:viewBox="0 0 20 30" svg:d="m10 0-10 30h20z"/>
    <draw:marker draw:name="a825" svg:viewBox="0 0 20 30" svg:d="m10 0-10 30h20z"/>
    <draw:marker draw:name="a963" svg:viewBox="0 0 20 30" svg:d="m10 0-10 30h20z"/>
    <draw:marker draw:name="a1035" svg:viewBox="0 0 20 30" svg:d="m10 0-10 30h20z"/>
    <draw:marker draw:name="a899" svg:viewBox="0 0 20 30" svg:d="m10 0-10 30h20z"/>
    <draw:marker draw:name="a1102" svg:viewBox="0 0 20 30" svg:d="m10 0-10 30h20z"/>
    <draw:marker draw:name="a835" svg:viewBox="0 0 20 30" svg:d="m10 0-10 30h20z"/>
    <draw:marker draw:name="a1104" svg:viewBox="0 0 20 30" svg:d="m10 0-10 30h20z"/>
    <draw:marker draw:name="a837" svg:viewBox="0 0 20 30" svg:d="m10 0-10 30h20z"/>
    <draw:marker draw:name="a981" svg:viewBox="0 0 20 30" svg:d="m10 0-10 30h20z"/>
    <draw:marker draw:name="a911" svg:viewBox="0 0 20 30" svg:d="m10 0-10 30h20z"/>
    <draw:marker draw:name="a1053" svg:viewBox="0 0 20 30" svg:d="m10 0-10 30h20z"/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15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/15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/15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0/15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/15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0/15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0/15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0/15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0/15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0/15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0/15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0/15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0/15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0/15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0/15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0/15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0/15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0/15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0/15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0/15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0/15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0/15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0/15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0/15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3T10:21:35Z</dc:date>
    <meta:editing-cycles>187</meta:editing-cycles>
    <meta:editing-duration>PT325790S</meta:editing-duration>
    <meta:document-statistic meta:paragraph-count="22" meta:word-count="80"/>
  </office:meta>
</office:document-meta>
</file>

<file path=Object 1/content.xml><?xml version="1.0" encoding="utf-8"?>
<mml:math xmlns:mml="http://www.w3.org/1998/Math/MathML" display="block">
  <mml:msup>
    <mml:mi>a</mml:mi>
    <mml:mrow>
      <mml:mo fence="false">[</mml:mo>
      <mml:mi>l</mml:mi>
      <mml:mo fence="false">]</mml:mo>
    </mml:mrow>
  </mml:msup>
</mml:math>
</file>

<file path=Object 2/content.xml><?xml version="1.0" encoding="utf-8"?>
<mml:math xmlns:mml="http://www.w3.org/1998/Math/MathML" display="block">
  <mml:msup>
    <mml:mi>a</mml:mi>
    <mml:mrow>
      <mml:mo fence="false">[</mml:mo>
      <mml:mi>l</mml:mi>
      <mml:mo>+</mml:mo>
      <mml:mn>2</mml:mn>
      <mml:mo fence="false">]</mml:mo>
    </mml:mrow>
  </mml:msup>
</mml:math>
</file>

<file path=Object 3/content.xml><?xml version="1.0" encoding="utf-8"?>
<mml:math xmlns:mml="http://www.w3.org/1998/Math/MathML" display="block">
  <mml:msup>
    <mml:mi>z</mml:mi>
    <mml:mrow>
      <mml:mo fence="false">[</mml:mo>
      <mml:mi>l</mml:mi>
      <mml:mo>+</mml:mo>
      <mml:mn>1</mml:mn>
      <mml:mo fence="false">]</mml:mo>
    </mml:mrow>
  </mml:msup>
  <mml:msup>
    <mml:mrow>
      <mml:mo>=</mml:mo>
      <mml:mi>W</mml:mi>
    </mml:mrow>
    <mml:mrow>
      <mml:mo fence="false">[</mml:mo>
      <mml:mi>l</mml:mi>
      <mml:mo>+</mml:mo>
      <mml:mn>1</mml:mn>
      <mml:mo fence="false">]</mml:mo>
    </mml:mrow>
  </mml:msup>
  <mml:msup>
    <mml:mi>a</mml:mi>
    <mml:mrow>
      <mml:mo fence="false">[</mml:mo>
      <mml:mi>l</mml:mi>
      <mml:mo fence="false">]</mml:mo>
    </mml:mrow>
  </mml:msup>
  <mml:mo>+</mml:mo>
  <mml:msup>
    <mml:mi>b</mml:mi>
    <mml:mrow>
      <mml:mo fence="false">[</mml:mo>
      <mml:mi>l</mml:mi>
      <mml:mo>+</mml:mo>
      <mml:mn>1</mml:mn>
      <mml:mo fence="false">]</mml:mo>
    </mml:mrow>
  </mml:msup>
</mml:math>
</file>

<file path=Object 4/content.xml><?xml version="1.0" encoding="utf-8"?>
<mml:math xmlns:mml="http://www.w3.org/1998/Math/MathML" display="block">
  <mml:msup>
    <mml:mi>a</mml:mi>
    <mml:mrow>
      <mml:mo fence="false">[</mml:mo>
      <mml:mi>l</mml:mi>
      <mml:mo>+</mml:mo>
      <mml:mn>1</mml:mn>
      <mml:mo fence="false">]</mml:mo>
    </mml:mrow>
  </mml:msup>
  <mml:mo>=</mml:mo>
  <mml:mi>g</mml:mi>
  <mml:mo fence="false">(</mml:mo>
  <mml:msup>
    <mml:mi>z</mml:mi>
    <mml:mrow>
      <mml:mo fence="false">[</mml:mo>
      <mml:mi>l</mml:mi>
      <mml:mo>+</mml:mo>
      <mml:mn>1</mml:mn>
      <mml:mo fence="false">]</mml:mo>
    </mml:mrow>
  </mml:msup>
  <mml:mo fence="false">)</mml:mo>
</mml:math>
</file>

<file path=Object 5/content.xml><?xml version="1.0" encoding="utf-8"?>
<mml:math xmlns:mml="http://www.w3.org/1998/Math/MathML" display="block">
  <mml:msup>
    <mml:mi>z</mml:mi>
    <mml:mrow>
      <mml:mo fence="false">[</mml:mo>
      <mml:mi>l</mml:mi>
      <mml:mo>+</mml:mo>
      <mml:mn>2</mml:mn>
      <mml:mo fence="false">]</mml:mo>
    </mml:mrow>
  </mml:msup>
  <mml:mo>=</mml:mo>
  <mml:mo> </mml:mo>
  <mml:msup>
    <mml:mi>W</mml:mi>
    <mml:mrow>
      <mml:mo fence="false">[</mml:mo>
      <mml:mi>l</mml:mi>
      <mml:mo>+</mml:mo>
      <mml:mn>2</mml:mn>
      <mml:mo fence="false">]</mml:mo>
    </mml:mrow>
  </mml:msup>
  <mml:msup>
    <mml:mi>a</mml:mi>
    <mml:mrow>
      <mml:mo fence="false">[</mml:mo>
      <mml:mi>l</mml:mi>
      <mml:mo>+</mml:mo>
      <mml:mn>1</mml:mn>
      <mml:mo fence="false">]</mml:mo>
    </mml:mrow>
  </mml:msup>
  <mml:mo>+</mml:mo>
  <mml:msup>
    <mml:mi>b</mml:mi>
    <mml:mrow>
      <mml:mo fence="false">[</mml:mo>
      <mml:mi>l</mml:mi>
      <mml:mo>+</mml:mo>
      <mml:mn>2</mml:mn>
      <mml:mo fence="false">]</mml:mo>
    </mml:mrow>
  </mml:msup>
</mml:math>
</file>

<file path=Object 6/content.xml><?xml version="1.0" encoding="utf-8"?>
<mml:math xmlns:mml="http://www.w3.org/1998/Math/MathML" display="block">
  <mml:msup>
    <mml:mi>a</mml:mi>
    <mml:mrow>
      <mml:mo fence="false">[</mml:mo>
      <mml:mi>l</mml:mi>
      <mml:mo>+</mml:mo>
      <mml:mn>2</mml:mn>
      <mml:mo fence="false">]</mml:mo>
    </mml:mrow>
  </mml:msup>
  <mml:mo>=</mml:mo>
  <mml:mi>g</mml:mi>
  <mml:mo fence="false">(</mml:mo>
  <mml:msup>
    <mml:mi>z</mml:mi>
    <mml:mrow>
      <mml:mo fence="false">[</mml:mo>
      <mml:mi>l</mml:mi>
      <mml:mo>+</mml:mo>
      <mml:mn>2</mml:mn>
      <mml:mo fence="false">]</mml:mo>
    </mml:mrow>
  </mml:msup>
  <mml:mo fence="false">)</mml:mo>
</mml:math>
</file>

<file path=Object 7/content.xml><?xml version="1.0" encoding="utf-8"?>
<mml:math xmlns:mml="http://www.w3.org/1998/Math/MathML" display="block">
  <mml:msup>
    <mml:mi>a</mml:mi>
    <mml:mrow>
      <mml:mo fence="false">[</mml:mo>
      <mml:mi>l</mml:mi>
      <mml:mo>+</mml:mo>
      <mml:mn>1</mml:mn>
      <mml:mo fence="false">]</mml:mo>
    </mml:mrow>
  </mml:msup>
</mml:math>
</file>

<file path=Object 8/content.xml><?xml version="1.0" encoding="utf-8"?>
<mml:math xmlns:mml="http://www.w3.org/1998/Math/MathML" display="block">
  <mml:mi mathvariant="normal">x</mml:mi>
</mml:math>
</file>

<file path=Object 9/content.xml><?xml version="1.0" encoding="utf-8"?>
<mml:math xmlns:mml="http://www.w3.org/1998/Math/MathML" display="block">
  <mml:msup>
    <mml:mi>a</mml:mi>
    <mml:mrow>
      <mml:mo fence="false">[</mml:mo>
      <mml:mi>l</mml:mi>
      <mml:mo fence="false">]</mml:mo>
    </mml:mrow>
  </mml:msup>
</mml:math>
</file>